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14b31d" officeooo:paragraph-rsid="0014b31d" style:font-size-asian="10.5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14b31d" officeooo:paragraph-rsid="0014b31d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6pt" officeooo:rsid="0014b31d" officeooo:paragraph-rsid="0014b31d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2pt" officeooo:rsid="0014b31d" officeooo:paragraph-rsid="0014b31d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5e965" officeooo:paragraph-rsid="0015e965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68876" officeooo:paragraph-rsid="00168876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85638" officeooo:paragraph-rsid="00185638" style:font-size-asian="10.5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185638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85638" officeooo:paragraph-rsid="00185638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85638" officeooo:paragraph-rsid="0019fca4"/>
    </style:style>
    <style:style style:name="P11" style:family="paragraph" style:parent-style-name="Standard">
      <style:paragraph-properties fo:text-align="start" style:justify-single-word="false"/>
      <style:text-properties officeooo:rsid="00185638" officeooo:paragraph-rsid="0019fca4"/>
    </style:style>
    <style:style style:name="P12" style:family="paragraph" style:parent-style-name="Standard">
      <style:paragraph-properties fo:text-align="start" style:justify-single-word="false"/>
      <style:text-properties officeooo:rsid="0019fca4" officeooo:paragraph-rsid="0019fca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185638" style:font-size-asian="10.5pt" style:font-size-complex="12pt"/>
    </style:style>
    <style:style style:name="T5" style:family="text">
      <style:text-properties fo:font-size="12pt" officeooo:rsid="0019fca4" style:font-size-asian="10.5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bligatorisk oppgave nr 1 – INF102 </text:p>
      <text:p text:style-name="P2"/>
      <text:p text:style-name="P1"/>
      <text:p text:style-name="P1">Oppg. 1</text:p>
      <text:p text:style-name="P5">Klasse kalt “RPTranslator.java” tar en rekke strenger, etter reverse polish notation, <text:s/>som argumenter slik:<text:span text:style-name="T2"> “</text:span> <text:span text:style-name="T1">java RPTranslator “1” “3” “+” “2” “4” “2” “*” “+” “*” </text:span><text:span text:style-name="T2">“</text:span> og gir ut en infix notasjon som streng slik: <text:span text:style-name="T2">“</text:span>((1 + 3) * (2 + (4 * 2)))<text:span text:style-name="T2">”</text:span></text:p>
      <text:p text:style-name="P5"/>
      <text:p text:style-name="P5">Oppg. 2</text:p>
      <text:p text:style-name="P6">Klasse kalt “SiteBrowser.java” tar først et Int argument som bestemmer N antall “commandoer” eller navigasjoner brukeren skal gjennomføre. Deretter tar den N argumenter separert med linjeskift og skriver ut i terminalen hvilken “hjemmeside” brukeren befinner seg på. Programmet bruker en stack for å holde styr på hvilken side brukeren befinner seg på og en stack for å lagre historikken. Historikken blir klarert hvis brukeren angir en ny hjemmeside. Etter N argumenter avslutter programmet.</text:p>
      <text:p text:style-name="P6"/>
      <text:p text:style-name="P6">Oppg. 3</text:p>
      <text:p text:style-name="P7">Metoden checkList i klassen “ExactTriplicates” returnerer en Streng som blir funnet nøyaktig 3 ganger i 4 lister oppgitt som argumenter til checkList. </text:p>
      <text:p text:style-name="P7"/>
      <text:p text:style-name="P7">Teoretisk runtime analyse av algoritmen blir som følger: </text:p>
      <text:list xml:id="list4418745774738600954" text:style-name="L1">
        <text:list-item>
          <text:p text:style-name="P8"><text:span text:style-name="T4">Metoden sorterer først alle 4 listene: <text:s text:c="3"/><text:tab/>~ 4NlogN</text:span></text:p>
        </text:list-item>
        <text:list-item>
          <text:p text:style-name="P9"><text:span text:style-name="T3">gjennomgå første liste: <text:tab/><text:tab/><text:tab/>~ N</text:span></text:p>
        </text:list-item>
        <text:list-item>
          <text:p text:style-name="P9"><text:span text:style-name="T3">binært søk på liste 2-4<text:tab/><text:tab/><text:tab/>~ 3logN</text:span></text:p>
        </text:list-item>
        <text:list-item>
          <text:p text:style-name="P9"><text:span text:style-name="T3">gjennomgå andre liste:<text:tab/><text:tab/><text:tab/>~ N</text:span></text:p>
        </text:list-item>
        <text:list-item>
          <text:p text:style-name="P10"><text:span text:style-name="T3">binært søk på liste 3-4<text:tab/><text:tab/><text:tab/>~ 2logN</text:span></text:p>
        </text:list-item>
      </text:list>
      <text:p text:style-name="P11"><text:span text:style-name="T5">Totalt sitter vi igjen med 4NlogN + 2N + 5logN og siden det kun er største argument som gjelder for store verdier av N vil vi stå igjen med 4NlogN eller O(N*log(N)) i “big O notation”.</text:span></text:p>
      <text:p text:style-name="P11"><text:span text:style-name="T5"/></text:p>
      <text:p text:style-name="P11"><text:span text:style-name="T5">Oppg. 4</text:span></text:p>
      <text:p text:style-name="P12"><text:span text:style-name="T5">A</text:span><text:span text:style-name="T3">lgoritmen </text:span></text:p>
      <text:p text:style-name="P11"><text:span text:style-name="T5"/></text:p>
      <text:p text:style-name="P12"><text:span text:style-name="T3">results:</text:span></text:p>
      <text:p text:style-name="P12"><text:span text:style-name="T3"/></text:p>
      <text:p text:style-name="P11"><text:span text:style-name="T5"/></text:p>
      <text:p text:style-name="P11"><text:span text:style-name="T5"><text:s/>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fo:font-size="12pt" officeooo:rsid="0014b31d" officeooo:paragraph-rsid="0014b31d" style:font-size-asian="10.5pt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27.09.2017<text:tab/><text:tab/><text:tab/><text:tab/><text:tab/><text:tab/><text:tab/><text:tab/>Preben Bucher-Johannesse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0:04:24.459173462</meta:creation-date>
    <dc:date>2017-09-27T12:24:53.544503271</dc:date>
    <meta:editing-duration>PT1H6M1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239" meta:character-count="1428" meta:non-whitespace-character-count="1185"/>
  </office:meta>
</office:document-meta>
</file>